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8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21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22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25" style:family="paragraph" style:parent-style-name="Table_20_Contents_20__28_user_29_">
      <style:paragraph-properties style:snap-to-layout-grid="false"/>
    </style:style>
    <style:style style:name="P26" style:family="paragraph" style:parent-style-name="Table_20_Contents_20__28_user_29_">
      <style:paragraph-properties style:snap-to-layout-grid="false"/>
      <style:text-properties officeooo:paragraph-rsid="0005746f"/>
    </style:style>
    <style:style style:name="P27" style:family="paragraph" style:parent-style-name="Table_20_Contents_20__28_user_29_">
      <style:paragraph-properties style:snap-to-layout-grid="false"/>
      <style:text-properties officeooo:paragraph-rsid="00139761"/>
    </style:style>
    <style:style style:name="P28" style:family="paragraph" style:parent-style-name="Table_20_Contents_20__28_user_29_">
      <style:paragraph-properties style:snap-to-layout-grid="false"/>
      <style:text-properties officeooo:paragraph-rsid="002bfd58"/>
    </style:style>
    <style:style style:name="P29" style:family="paragraph" style:parent-style-name="Table_20_Contents_20__28_user_29_">
      <style:text-properties officeooo:paragraph-rsid="002bfd58"/>
    </style:style>
    <style:style style:name="P3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38" style:family="paragraph" style:parent-style-name="Sender">
      <style:paragraph-properties style:snap-to-layout-grid="false"/>
      <style:text-properties style:font-name="Arial" fo:language="en" fo:country="US"/>
    </style:style>
    <style:style style:name="P39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0" style:family="paragraph" style:parent-style-name="Table_20_Contents">
      <style:text-properties style:font-name="Arial" fo:language="en" fo:country="US" officeooo:rsid="0041af0f" officeooo:paragraph-rsid="005805e5"/>
    </style:style>
    <style:style style:name="P41" style:family="paragraph" style:parent-style-name="Table_20_Contents">
      <style:text-properties style:font-name="Arial" fo:language="en" fo:country="US" officeooo:paragraph-rsid="005805e5"/>
    </style:style>
    <style:style style:name="P42" style:family="paragraph" style:parent-style-name="Table_20_Contents">
      <style:text-properties style:font-name="Arial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Standard" style:list-style-name="WW8Num2"/>
    <style:style style:name="P45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4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9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5a7c47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8b4b8" officeooo:paragraph-rsid="0008b4b8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58" style:family="paragraph" style:parent-style-name="Heading_20_3">
      <style:text-properties fo:language="en" fo:country="US"/>
    </style:style>
    <style:style style:name="P5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US" style:font-size-asian="10pt" style:font-size-complex="10pt"/>
    </style:style>
    <style:style style:name="T6" style:family="text">
      <style:text-properties style:font-name="Arial" fo:font-size="10pt" fo:language="en" fo:country="US" officeooo:rsid="0023fc81" style:font-size-asian="10pt" style:font-size-complex="10pt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fo:font-style="normal" style:font-style-asian="normal" style:font-style-complex="normal"/>
    </style:style>
    <style:style style:name="T9" style:family="text">
      <style:text-properties style:font-name="Arial" fo:language="en" fo:country="US" officeooo:rsid="00328c05"/>
    </style:style>
    <style:style style:name="T10" style:family="text">
      <style:text-properties style:font-name="Arial" fo:language="en" fo:country="US" officeooo:rsid="003c2e45"/>
    </style:style>
    <style:style style:name="T11" style:family="text">
      <style:text-properties style:font-name="Arial" fo:language="en" fo:country="US" officeooo:rsid="002bfd58"/>
    </style:style>
    <style:style style:name="T12" style:family="text">
      <style:text-properties style:font-name="Arial" fo:language="en" fo:country="US" fo:font-weight="bold" style:font-weight-asian="bold"/>
    </style:style>
    <style:style style:name="T13" style:family="text">
      <style:text-properties style:font-name="Arial" fo:language="en" fo:country="US" officeooo:rsid="002ba52b"/>
    </style:style>
    <style:style style:name="T14" style:family="text">
      <style:text-properties style:font-name="Arial" fo:language="en" fo:country="US" officeooo:rsid="002214ce"/>
    </style:style>
    <style:style style:name="T15" style:family="text">
      <style:text-properties style:font-name="Arial" fo:language="en" fo:country="US" fo:font-style="italic" officeooo:rsid="002214ce" style:font-style-asian="italic" style:font-style-complex="italic"/>
    </style:style>
    <style:style style:name="T16" style:family="text">
      <style:text-properties style:font-name="Arial" fo:language="en" fo:country="US" fo:font-style="italic" officeooo:rsid="00235273" style:font-style-asian="italic" style:font-style-complex="italic"/>
    </style:style>
    <style:style style:name="T17" style:family="text">
      <style:text-properties style:font-name="Arial" fo:language="en" fo:country="US" officeooo:rsid="002029fa"/>
    </style:style>
    <style:style style:name="T18" style:family="text">
      <style:text-properties style:font-name="Arial" fo:language="en" fo:country="US" officeooo:rsid="0041c0ba"/>
    </style:style>
    <style:style style:name="T19" style:family="text">
      <style:text-properties style:font-name="Arial" fo:language="en" fo:country="US" officeooo:rsid="000a41e5"/>
    </style:style>
    <style:style style:name="T20" style:family="text">
      <style:text-properties style:font-name="Arial" fo:language="en" fo:country="US" officeooo:rsid="005805e5"/>
    </style:style>
    <style:style style:name="T21" style:family="text">
      <style:text-properties style:font-name="Arial" fo:language="en" fo:country="US" officeooo:rsid="0061cd55"/>
    </style:style>
    <style:style style:name="T22" style:family="text">
      <style:text-properties officeooo:rsid="0005746f"/>
    </style:style>
    <style:style style:name="T23" style:family="text">
      <style:text-properties officeooo:rsid="0006d3c3"/>
    </style:style>
    <style:style style:name="T24" style:family="text">
      <style:text-properties officeooo:rsid="000e3b62"/>
    </style:style>
    <style:style style:name="T25" style:family="text">
      <style:text-properties officeooo:rsid="0011a9de"/>
    </style:style>
    <style:style style:name="T26" style:family="text">
      <style:text-properties officeooo:rsid="0011b833"/>
    </style:style>
    <style:style style:name="T27" style:family="text">
      <style:text-properties style:use-window-font-color="true" style:font-name="Arial" fo:language="en" fo:country="US" style:text-underline-style="none"/>
    </style:style>
    <style:style style:name="T28" style:family="text">
      <style:text-properties style:use-window-font-color="true" style:font-name="Arial" fo:language="en" fo:country="US" style:text-underline-style="none" officeooo:rsid="00139761"/>
    </style:style>
    <style:style style:name="T29" style:family="text">
      <style:text-properties style:use-window-font-color="true" style:font-name="Arial" fo:language="en" fo:country="US" style:text-underline-style="none" officeooo:rsid="003c2e45"/>
    </style:style>
    <style:style style:name="T30" style:family="text">
      <style:text-properties style:use-window-font-color="true" style:font-name="Arial" fo:language="en" fo:country="US" style:text-underline-style="none" officeooo:rsid="002bfd58"/>
    </style:style>
    <style:style style:name="T31" style:family="text">
      <style:text-properties officeooo:rsid="00165ecd"/>
    </style:style>
    <style:style style:name="T32" style:family="text">
      <style:text-properties officeooo:rsid="0017de37"/>
    </style:style>
    <style:style style:name="T33" style:family="text">
      <style:text-properties officeooo:rsid="00296815"/>
    </style:style>
    <style:style style:name="T34" style:family="text">
      <style:text-properties officeooo:rsid="002bfd58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2fc1c6"/>
    </style:style>
    <style:style style:name="T37" style:family="text">
      <style:text-properties officeooo:rsid="0030655f"/>
    </style:style>
    <style:style style:name="T38" style:family="text">
      <style:text-properties officeooo:rsid="00317bda"/>
    </style:style>
    <style:style style:name="T39" style:family="text">
      <style:text-properties officeooo:rsid="00325b6f"/>
    </style:style>
    <style:style style:name="T40" style:family="text">
      <style:text-properties officeooo:rsid="0033e9e8"/>
    </style:style>
    <style:style style:name="T41" style:family="text">
      <style:text-properties officeooo:rsid="00389a3e"/>
    </style:style>
    <style:style style:name="T42" style:family="text">
      <style:text-properties officeooo:rsid="003ce7f3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style="italic" style:font-style-asian="italic" style:font-style-complex="italic"/>
    </style:style>
    <style:style style:name="T45" style:family="text">
      <style:text-properties fo:language="en" fo:country="US" officeooo:rsid="00187ccd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officeooo:rsid="0005746f"/>
    </style:style>
    <style:style style:name="T48" style:family="text">
      <style:text-properties officeooo:rsid="00526f13"/>
    </style:style>
    <style:style style:name="T49" style:family="text">
      <style:text-properties officeooo:rsid="0041af0f"/>
    </style:style>
    <style:style style:name="T50" style:family="text">
      <style:text-properties style:font-name="Arial4" fo:font-size="12pt"/>
    </style:style>
    <style:style style:name="T51" style:family="text">
      <style:text-properties officeooo:rsid="0049438c"/>
    </style:style>
    <style:style style:name="T52" style:family="text">
      <style:text-properties officeooo:rsid="004e4acb"/>
    </style:style>
    <style:style style:name="T53" style:family="text">
      <style:text-properties officeooo:rsid="004f08ab"/>
    </style:style>
    <style:style style:name="T54" style:family="text">
      <style:text-properties officeooo:rsid="005805e5"/>
    </style:style>
    <style:style style:name="T55" style:family="text">
      <style:text-properties officeooo:rsid="005ff259"/>
    </style:style>
    <style:style style:name="T56" style:family="text">
      <style:text-properties officeooo:rsid="0061cd55"/>
    </style:style>
    <style:style style:name="T57" style:family="text">
      <style:text-properties officeooo:rsid="0063a2ef"/>
    </style:style>
    <style:style style:name="T58" style:family="text">
      <style:text-properties officeooo:rsid="00641d4c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Georgi <text:span text:style-name="T48">D. </text:span>Sotirov's Curriculum Vitae</text:h>
      <text:h text:style-name="P46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3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3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38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3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1">contact way</text:span>:</text:p>
          </table:table-cell>
          <table:table-cell table:style-name="Таблица1.B1" office:value-type="string">
            <text:p text:style-name="P13">Personal mobile</text:p>
          </table:table-cell>
        </table:table-row>
      </table:table>
      <text:h text:style-name="P46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3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3">Dupnitsa, Bulgaria</text:p>
          </table:table-cell>
        </table:table-row>
        <table:table-row>
          <table:table-cell table:style-name="Таблица2.A1" office:value-type="string">
            <text:p text:style-name="P10"><text:span text:style-name="T52">Preferred employment type</text:span>:</text:p>
          </table:table-cell>
          <table:table-cell table:style-name="Таблица2.B1" office:value-type="string">
            <text:p text:style-name="P13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3">Yes, active driver</text:p>
          </table:table-cell>
        </table:table-row>
      </table:table>
      <text:h text:style-name="P46" text:outline-level="2">Education<text:tab/></text:h>
      <text:h text:style-name="P50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20">New Bulgarian </text:span></text:span></text:a><text:span text:style-name="Internet_20_link"><text:span text:style-name="T21">University</text:span></text:span></text:p>
          </table:table-cell>
        </table:table-row>
        <table:table-row>
          <table:table-cell table:style-name="Таблица16.A1" office:value-type="string">
            <text:p text:style-name="P39">Department:</text:p>
          </table:table-cell>
          <table:table-cell table:style-name="Таблица16.B1" office:value-type="string">
            <text:p text:style-name="P4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39">Major:</text:p>
          </table:table-cell>
          <table:table-cell table:style-name="Таблица16.B1" office:value-type="string">
            <text:p text:style-name="P4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39">Degree:</text:p>
          </table:table-cell>
          <table:table-cell table:style-name="Таблица16.B1" office:value-type="string">
            <text:p text:style-name="P40"><text:span text:style-name="T50">Master</text:span> <text:span text:style-name="T50">of Business Administration (MBA)</text:span> </text:p>
          </table:table-cell>
        </table:table-row>
        <table:table-row>
          <table:table-cell table:style-name="Таблица16.A1" office:value-type="string">
            <text:p text:style-name="P39">Location:</text:p>
          </table:table-cell>
          <table:table-cell table:style-name="Таблица16.B1" office:value-type="string">
            <text:p text:style-name="P14">Sofia, Bulgaria</text:p>
          </table:table-cell>
        </table:table-row>
        <table:table-row>
          <table:table-cell table:style-name="Таблица16.A1" office:value-type="string">
            <text:p text:style-name="P39">Period:</text:p>
          </table:table-cell>
          <table:table-cell table:style-name="Таблица16.B1" office:value-type="string">
            <text:p text:style-name="P41"><text:span text:style-name="T54">October</text:span> <text:span text:style-name="T49">2012</text:span> <text:span text:style-name="T41">–</text:span> <text:span text:style-name="T54">November</text:span> 20<text:span text:style-name="T49">17</text:span></text:p>
          </table:table-cell>
        </table:table-row>
      </table:table>
      <text:h text:style-name="P51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3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3">Bachelor (B<text:span text:style-name="T53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3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3">September 1998<text:span text:style-name="T41"> – </text:span>June 2002</text:p>
          </table:table-cell>
        </table:table-row>
      </table:table>
      <text:h text:style-name="P50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5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3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3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3">September 1994<text:span text:style-name="T41"> – </text:span>May 1998</text:p>
          </table:table-cell>
        </table:table-row>
      </table:table>
      <text:p text:style-name="P5"/>
      <text:h text:style-name="P47" text:outline-level="2">Skills<text:tab/></text:h>
      <text:h text:style-name="P50" text:outline-level="3">Programming Languages</text:h>
      <text:p text:style-name="P32">C, C++, <text:span text:style-name="T48">Java, </text:span>JavaScript®, Pascal, Perl, PHP, <text:span text:style-name="T33">PL/SQL, </text:span>Prolog, Shell</text:p>
      <text:h text:style-name="P54" text:outline-level="3">Web <text:span text:style-name="T36">D</text:span>evelopment</text:h>
      <text:p text:style-name="P33">(X)HTML, XML, CSS, XSL</text:p>
      <text:h text:style-name="P58" text:outline-level="3">Development Environments</text:h>
      <text:p text:style-name="P34">Borland® C++Builder™, Borland® Delphi™, Eclipse, GraphTalk™ Developer, KDevelop, Microsoft® VisualC++®, Turbo® C/C++, Turbo® Pascal, Watcom™ C/C++</text:p>
      <text:h text:style-name="P50" text:outline-level="3">Development Tools</text:h>
      <text:p text:style-name="P31">Bugzilla, JIRA</text:p>
      <text:p text:style-name="P31">CVS, Subversion, Mercurial (Hg), Git</text:p>
      <text:p text:style-name="P31">make, CMake</text:p>
      <text:h text:style-name="P50" text:outline-level="3">Data Bases and <text:span text:style-name="T40">Modelling</text:span></text:h>
      <text:p text:style-name="P36">SQL, MySQL, Oracle</text:p>
      <text:p text:style-name="P36">MySQL Workbench, <text:span text:style-name="T22">Oracle SQL Developer, PL/SQL Developer</text:span></text:p>
      <text:h text:style-name="P50" text:outline-level="3">Operating Systems</text:h>
      <text:p text:style-name="P31">Linux, Unix, Windows, <text:span text:style-name="T23">DOS</text:span></text:p>
      <text:h text:style-name="P55" text:outline-level="3"><text:span text:style-name="T56">Virtualization</text:span> <text:span text:style-name="T37">T</text:span>echnology</text:h>
      <text:p text:style-name="P37"><text:span text:style-name="T4">V</text:span><text:span text:style-name="T3">Mware, qemu</text:span></text:p>
      <text:h text:style-name="P50" text:outline-level="3">Communication Interfaces</text:h>
      <text:p text:style-name="P3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0" text:outline-level="3">Spoken Languages</text:h>
      <text:p text:style-name="P31">Bulgarian, English</text:p>
      <text:h text:style-name="P49" text:outline-level="2">Additional Qualifications<text:tab/></text:h>
      <text:h text:style-name="P50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18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48" text:outline-level="2">Employment History<text:tab/></text:h>
      <text:h text:style-name="P56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19"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5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0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1">Management of <text:span text:style-name="T25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56" text:outline-level="3"><text:bookmark-start text:name="Codix_TL"/>January 2008 – <text:bookmark-end text:name="Codix_TL"/><text:span text:style-name="T55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19"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5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5"><text:span text:style-name="T22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1">Management of a virtual team of developers with specific domain expertise spread in three different <text:span text:style-name="T39">geographical </text:span>locations</text:p>
          </table:table-cell>
        </table:table-row>
      </table:table>
      <text:h text:style-name="P52" text:outline-level="3"><text:bookmark-start text:name="Codix_CSQL"/>December 2006 – <text:span text:style-name="T31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18">C <text:span text:style-name="T32">and </text:span>SQL <text:span text:style-name="T32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3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3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3">Development of </text:span><text:span text:style-name="T44">i</text:span><text:span text:style-name="T43">MX software </text:span><text:span text:style-name="T45">in </text:span><text:a xlink:type="simple" xlink:href="https://en.wikipedia.org/wiki/Pro*C" text:style-name="Internet_20_link" text:visited-style-name="Visited_20_Internet_20_Link"><text:span text:style-name="Internet_20_link"><text:span text:style-name="T45">Pro*C</text:span></text:span></text:a><text:span text:style-name="T45"> and PL/SQL</text:span></text:p>
          </table:table-cell>
        </table:table-row>
      </table:table>
      <text:h text:style-name="P50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18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8"> (former OBS [</text:span></text:span><text:span text:style-name="Internet_20_link"><text:span text:style-name="T27">Object Builder Software</text:span></text:span><text:span text:style-name="Internet_20_link"><text:span text:style-name="T28">]</text:span></text:span><text:span text:style-name="Internet_20_link"><text:span text:style-name="T29">) </text:span></text:span><text:span text:style-name="Internet_20_link"><text:span text:style-name="T27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3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3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3">Development and coordination of the development of software in the insurance field.</text:p>
          </table:table-cell>
        </table:table-row>
      </table:table>
      <text:h text:style-name="P50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18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2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8"> (former OBS [</text:span></text:span><text:span text:style-name="Internet_20_link"><text:span text:style-name="T27">Object Builder Software</text:span></text:span><text:span text:style-name="Internet_20_link"><text:span text:style-name="T28">]</text:span></text:span><text:span text:style-name="Internet_20_link"><text:span text:style-name="T29">) </text:span></text:span><text:span text:style-name="Internet_20_link"><text:span text:style-name="T27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3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3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3">Software development in the insurance field.</text:p>
          </table:table-cell>
        </table:table-row>
      </table:table>
      <text:h text:style-name="P50" text:outline-level="3"><text:bookmark-start text:name="Xpeqt"/>May 2002<text:span text:style-name="T38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18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3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3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5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3">Stuff cut down due to business stagnation.</text:p>
          </table:table-cell>
        </table:table-row>
      </table:table>
      <text:h text:style-name="P50" text:outline-level="3"><text:bookmark-start text:name="BIT"/>September 2001<text:span text:style-name="T38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18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28"> (</text:span></text:span><text:span text:style-name="Internet_20_link"><text:span text:style-name="T27">Bulgarian Information Technologies</text:span></text:span><text:span text:style-name="Internet_20_link"><text:span text:style-name="T28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3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3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3">Technical support of the company's clients and writing of Perl scripts for the company's servers.</text:p>
          </table:table-cell>
        </table:table-row>
      </table:table>
      <text:h text:style-name="P46" text:outline-level="2">Sample Projects<text:tab/></text:h>
      <text:h text:style-name="P57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0">System for </text:span></text:span><text:span text:style-name="Strong_20_Emphasis"><text:span text:style-name="T27">M</text:span></text:span><text:span text:style-name="Strong_20_Emphasis"><text:span text:style-name="T30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6"><text:span text:style-name="T34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6">4 <text:span text:style-name="T34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28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2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2">5-10 people</text:p>
          </table:table-cell>
        </table:table-row>
        <table:table-row>
          <table:table-cell table:style-name="Таблица15.A1" office:value-type="string">
            <text:p text:style-name="P12"><text:span text:style-name="T42">Organization</text:span>:</text:p>
          </table:table-cell>
          <table:table-cell table:style-name="Таблица15.B1" office:value-type="string">
            <text:p text:style-name="P29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2">Organization’s</text:span> description:</text:p>
          </table:table-cell>
          <table:table-cell table:style-name="Таблица15.B1" office:value-type="string">
            <text:p text:style-name="P16">CODIX is the software company <text:span text:style-name="T34">behind</text:span> <text:span text:style-name="T35">i</text:span>MX – the event-driven enterprise management system, <text:span text:style-name="T34">which</text:span> <text:span text:style-name="T34">is</text:span> the leading software in <text:span text:style-name="T34">industries such as Debt Collection, Commercial Finance, Factoring, Asset-Based Lending and Trade Finance</text:span>.</text:p>
          </table:table-cell>
        </table:table-row>
      </table:table>
      <text:h text:style-name="P53" text:outline-level="3">June 2002<text:span text:style-name="T38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3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3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3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3">about 25 people</text:p>
          </table:table-cell>
        </table:table-row>
        <table:table-row>
          <table:table-cell table:style-name="Таблица12.A1" office:value-type="string">
            <text:p text:style-name="P10"><text:span text:style-name="T42">Organization</text:span>:</text:p>
          </table:table-cell>
          <table:table-cell table:style-name="Таблица12.B1" office:value-type="string">
            <text:p text:style-name="P2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2">Organization’s</text:span> description:</text:p>
          </table:table-cell>
          <table:table-cell table:style-name="Таблица12.B1" office:value-type="string">
            <text:p text:style-name="P17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3" text:outline-level="3">March 200<text:span text:style-name="T58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6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3">Software packages for </text:span><text:a xlink:type="simple" xlink:href="http://slackware.com/" text:style-name="Internet_20_link" text:visited-style-name="Visited_20_Internet_20_Link"><text:span text:style-name="Internet_20_link"><text:span text:style-name="T43">Slackware Linux</text:span></text:span></text:a><text:span text:style-name="T43"> OS and </text:span><text:span text:style-name="T47">front-end </text:span><text:span text:style-name="T43">web </text:span><text:soft-page-break/><text:span text:style-name="T43">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6"><text:span text:style-name="T58">More than </text:span>1<text:span text:style-name="T57">3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28"><text:span text:style-name="Default_20_Paragraph_20_Font"><text:span text:style-name="T13">Perl, </text:span></text:span><text:span text:style-name="Default_20_Paragraph_20_Font"><text:span text:style-name="T7">MySQL, (X)HTML, CSS, Shell scripting, </text:span></text:span><text:span text:style-name="Default_20_Paragraph_20_Font"><text:span text:style-name="T13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6">Database architect, Software <text:span text:style-name="T26">D</text:span>eveloper and <text:span text:style-name="T26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3">Single person</text:p>
          </table:table-cell>
        </table:table-row>
        <table:table-row>
          <table:table-cell table:style-name="Таблица11.A1" office:value-type="string">
            <text:p text:style-name="P12"><text:span text:style-name="T42">Organization</text:span>:</text:p>
          </table:table-cell>
          <table:table-cell table:style-name="Таблица11.B1" office:value-type="string">
            <text:p text:style-name="P24">Personal project</text:p>
          </table:table-cell>
        </table:table-row>
      </table:table>
      <text:p text:style-name="P35"><text:span text:style-name="Citation"><text:span text:style-name="T14"/></text:span></text:p>
      <text:p text:style-name="P35"><text:span text:style-name="Citation"><text:span text:style-name="T15">See also </text:span></text:span><text:a xlink:type="simple" xlink:href="https://github.com/gdsotirov" text:style-name="Internet_20_link" text:visited-style-name="Visited_20_Internet_20_Link"><text:span text:style-name="Internet_20_link"><text:span text:style-name="T16">GitHub profile</text:span></text:span></text:a><text:span text:style-name="Citation"><text:span text:style-name="T15"> and </text:span></text:span><text:a xlink:type="simple" xlink:href="http://sotirov-bg.net/~gsotirov/projects/" text:style-name="Internet_20_link" text:visited-style-name="Visited_20_Internet_20_Link"><text:span text:style-name="Internet_20_link"><text:span text:style-name="T16">other personal projects</text:span></text:span></text:a><text:span text:style-name="Citation"><text:span text:style-name="T16">.</text:span></text:span></text:p>
      <text:h text:style-name="P46" text:outline-level="2">References<text:tab/></text:h>
      <text:list xml:id="list1041697729" text:style-name="WW8Num2">
        <text:list-item>
          <text:p text:style-name="P44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3">Xpeqt</text:span></text:span></text:a><text:span text:style-name="Default_20_Paragraph_20_Font"><text:span text:style-name="T7">;</text:span></text:span></text:p>
        </text:list-item>
        <text:list-item>
          <text:p text:style-name="P59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7">CSC</text:span></text:span></text:a><text:span text:style-name="Default_20_Paragraph_20_Font"><text:span text:style-name="T17"> (former Object Builder Software</text:span></text:span><text:span text:style-name="Default_20_Paragraph_20_Font"><text:span text:style-name="T18">)</text:span></text:span><text:span text:style-name="Default_20_Paragraph_20_Font"><text:span text:style-name="T17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19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8-06-07T10:05:01.887999731">2018-06-07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2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8-06-07T10:04:54.127000000</dc:date>
    <meta:print-date>2113-01-01T00:00:00Z</meta:print-date>
    <meta:editing-cycles>171</meta:editing-cycles>
    <meta:editing-duration>PT7H15M27S</meta:editing-duration>
    <meta:document-statistic meta:table-count="16" meta:image-count="0" meta:object-count="0" meta:page-count="5" meta:paragraph-count="229" meta:word-count="784" meta:character-count="5720" meta:non-whitespace-character-count="514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